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master-page-name="Standard">
      <style:paragraph-properties fo:margin-top="0in" fo:margin-bottom="0in" loext:contextual-spacing="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a xlink:type="simple" xlink:href="https://www.fimfiction.net/story/392536/the-last-migration" text:style-name="Internet_20_link" text:visited-style-name="Visited_20_Internet_20_Link"><text:span text:style-name="T1">https://www.fimfiction.net/story/392536/the-last-migration</text:span></text:a> </text:p>
      <text:p text:style-name="P1"/>
      <text:p text:style-name="P2">Imperium Accipio jest najpotężniejszym państwem na planecie. Gryfy, pozbawione magii, nadrabiają ten brak liczbą, sprytem, technologią oraz gotowością do walki. Poza Equestrią każdy kraj przez nie najechany został podbity i zniewolony, siłą włączony do imperialnej machiny wojennej… Lecz jak się okazuje, nawet taka potęga nie może się mierzyć z siłą natury.</text:p>
      <text:p text:style-name="P2"/>
      <text:p text:style-name="P2">Starscribe, autor m.in recenzowanego niedawno “Friendship is Optimal – Futile Resistance”, ma talent do wybierania ciekawych tematów do tworzonych przez siebie historii. W wypadku “The last migration” Equestria staje w obliczu jednego z największych kryzysów w całej swojej historii – wybuch potężnego wulkanu grozi zniszczeniem całego Accipio, przez co zdesperowane gryfy domagają się pomocy… lub planują ją sobie wywalczyć przy użyciu brutalnej siły, niezależnie od tego, ile ofiar by miało paść. Na całe szczęście obie strony dochodzą do ugody – w zamian za demilitaryzację gryfy otrzymają skrawek terenu do osiedlenia się. Szybko jednak wychodzi na jaw, że negocjacje były najprostszym elementem całego dramatu, w którym swoje role odgrywają najpotężniejsze imperia świata.</text:p>
      <text:p text:style-name="P2"/>
      <text:p text:style-name="P2">Dla obu stron porozumienie okazuje się być bardzo problematyczne. Z jednej strony część gryfiego społeczeństwa jest wściekła z powodu “kapitulacji” ich państwa przed equestriańskimi księżniczkami i dąży do dodania odrobiny przemocy do planów imperatora. Z drugiej strony Equestria obawia się sprowadzenia tak dużej liczby uchodźców, szczególnie, że są oni historycznie wrodzy wobec kuczego kraju oraz mają kompletnie odmienną kulturę. Griffinstone, gryfie osiedle w Equestrii, okazuje się być niczym w porównaniu do dumnego Accipio – zaledwie osiedlem, w którym przed wiekami osiedlił się pojedynczy klan, który z czasem przeistoczył się w siedlisko najsłabszych, najbardziej pogardzanych gryfów na planecie. W porównaniu do nich imperialne gryfy prezentują się jak lwy w porównaniu do pospolitych dachowców. Są honorowe, dumne, gardzą słabością, mają różne zwyczaje – jak choćby taki drobny szczegół, że tylko samice u nich są uczone czytania i pisania – oraz z lubością praktykują niewolnictwo.</text:p>
      <text:p text:style-name="P2"/>
      <text:p text:style-name="P2">W cały ten chaos rzucona zostaje Starlight Glimmer, niezbyt doświadczona uczennica księżniczki Twilight, która wciąż boryka się ze swoją przeszłością złoczyńcy. Jako przedstawicielka Equestrii dostaje zadanie pilnowania warunków przestrzegania traktatu oraz nadzorowania przygotowań do ewakuacji – lecz szybko odkrywa, że świat, w który została rzucona, jest odmienny od Equestrii. Już od pierwszych chwil zostaje przywitana przez brutalność, iście makiaweliczne zagrywki polityczne i buzującą w gryfim społeczeństwie agresję, która w każdej chwili może wybuchnąć wszystkim w twarz.</text:p>
      <text:p text:style-name="P2"/>
      <text:p text:style-name="P2">Konflikty kulturowe są jedną z głównych osi opowiadania. Equestria nie rozumie gryfów, gryfy nie rozumieją Equestrian – okoliczności jednak zmuszają ich do współdziałania, przezwyciężania nieufności i starania się, by tarcia między gatunkami były jak najmniejsze. Nie zawsze jednak jest to możliwe – jak kuc ma zareagować na morderstwo w pojedynku dokonane na jego oczach? Jak bardzo gryfy mają się starać, by nie okazać słabości, nawet gdy przybywają na cudzą ziemię jako wygnańcy? Jak gryfy, które od wieków żyją w Equestrii, zareagują na swoich odległych krewnych – i vice versa?</text:p>
      <text:p text:style-name="P2"/>
      <text:p text:style-name="P2">W przedstawionym zderzeniu kultur bierze udział wiele postaci, mających mniej lub więcej czasu, by błyszczeć przed czytelnikiem. Pojawia się ich wiele, a większość z nich stanowią gryfy i inne postacie związane z Accipio. Stronę kuczą reprezentuje głównie Starlight, której głównym zadaniem jest przeżywanie największego szoku kulturowego w swoim życiu i powolne przyzwyczajanie się (choć bez akceptacji) do odmiennych zwyczajów gryfiego kraju. Pozostałe postacie są różnorodne, reprezentując pełen przekrój społeczny – od samego władcy imperium, przez jego następcę tronu, sługi, wasali (mniej lub bardziej lojalnych), po najbiedniejszych niewolników czy przybyszy z Griffonstone. Ci ostatni pełnią podobną rolę jak Starlight – poprzez kontakt ze starożytną kulturą swoich bardziej wojowniczych kuzynów przeżywają przemianę, a czytelnik sporo się dowiaduje w oparciu o stosunek “tubylców” do krewnych z Equestrii. Gilda, idealistyczny młody książę, doświadczony monarcha, gryfie klany… każdy reaguje na własny sposób na rozgrywającą się na oczach czytelników tragedię i ma unikatowe podejscie do niej.</text:p>
      <text:p text:style-name="P2"/>
      <text:p text:style-name="P2">Postacie dobrze spełniają swoje funkcje – ich różne charaktery i przeżycia oferują czytelnikowi szeroki zakres perspektyw, z których można patrzeć na wydarzenia i historię reprezentowaną w opowiadaniu. Każdemu wydarzeniu można się przyjrzeć na kilka sposobów, przez co otrzymujemy pełen obraz tego fascynującego świata. Niestety, nie wszyscy czytelnicy to doceniają, co można ocenić po krótkim zerknięciu na sekcję komentarzy – najwyraźniej wszystkie fragmenty, które reprezentują kulturę odmienną od powszechnie przyjętej, powodują nagły wzrost agresji, a autora wręcz oskarżono o pisanie opowiadania wychwalającego niewolnictwo. Osobiście tego typu oskarżenia uważam za najlepszy dowód na to, że opowiadanie należycie prezentuje kwestie, które można uznać za kontrowersyjne.</text:p>
      <text:p text:style-name="P2"/>
      <text:p text:style-name="P2">Część techniczno-językowa jest bez zarzutu. Autorowi nie zdarza się pisać niewyobrażalnych ścian tekstu, nie zarzuca nas powtórzeniami i nie ma najmniejszych problemów z kontrolą tempa opowiadania. Wręcz przeciwnie – “The last migration” ma doskonałe tempo, a zakończenia kolejnych rozdziałów stawiają przed czytelnikami na tyle dużo pytań i niewiadomych, że aż chce się kontynuować czytanie.</text:p>
      <text:p text:style-name="P2"/>
      <text:p text:style-name="P2">Ze względu na to, że całość skupia się na opisie katastrofy oraz jej efektów, ciężko choćby spróbować zgadnąć, ile jeszcze autor planuje napisać. Liczę na to, że do obecnie wrzuconych na FiMFiction dwudziestu dwóch rozdziałów dołączy jeszcze co najmniej drugie tyle, o jakości nie mniejszej niż ta, którą na razie osiągnięto. Jest to jeden z najoryginalniejszych, a przy tym najlepiej zrealizowanych, pomysłów, na jakie natknąłem się w światku pisarskim w ciągu ostatnich miesięcy. Sam wysiłek autora, by stworzyć interesujący świat, oznacza, że “The last migration” zasługuje na uwagę. Serdecznie polecam, szczególnie jeśli na dźwięk słów “zderzenie kultur” czuje się miły dreszcz przechodzący po plecach.</text:p>
      <text:p text:style-name="P2"/>
      <text:p text:style-name="P2"/>
      <text:p text:style-name="P2"><text:a xlink:type="simple" xlink:href="https://derpibooru.org/1161387?q=griffon%2C+weapon" text:style-name="Internet_20_link" text:visited-style-name="Visited_20_Internet_20_Link"><text:span text:style-name="T1">https://derpibooru.org/1161387?q=griffon%2C+weapon</text:span></text:a> - jako top (jak za wysokie, to najlepiej ściąć tak by pozostało sporo gryfa)</text:p>
      <text:p text:style-name="P2"/>
      <text:p text:style-name="P2"><text:a xlink:type="simple" xlink:href="https://derpibooru.org/903971?q=griffon%2C+sword" text:style-name="Internet_20_link" text:visited-style-name="Visited_20_Internet_20_Link"><text:span text:style-name="T1">https://derpibooru.org/903971?q=griffon%2C+sword</text:span></text:a></text:p>
      <text:p text:style-name="P2"/>
      <text:p text:style-name="P2"><text:soft-page-break/><text:a xlink:type="simple" xlink:href="https://derpibooru.org/1259362?q=+slave" text:style-name="Internet_20_link" text:visited-style-name="Visited_20_Internet_20_Link"><text:span text:style-name="T1">https://derpibooru.org/1259362?q=+slave</text:span></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3" meta:word-count="882" meta:character-count="6544" meta:non-whitespace-character-count="5659"/>
    <meta:generator>LibreOfficeDev/5.1.0.3$Linux_X86_64 LibreOffice_project/</meta:generator>
  </office:meta>
</office:document-meta>
</file>